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553" officeooo:paragraph-rsid="00157553"/>
    </style:style>
    <style:style style:name="P2" style:family="paragraph" style:parent-style-name="Standard">
      <style:text-properties officeooo:rsid="0016631c" officeooo:paragraph-rsid="0016631c"/>
    </style:style>
    <style:style style:name="P3" style:family="paragraph" style:parent-style-name="Standard">
      <style:text-properties officeooo:paragraph-rsid="0016631c"/>
    </style:style>
    <style:style style:name="P4" style:family="paragraph" style:parent-style-name="Standard">
      <style:text-properties officeooo:rsid="00176926" officeooo:paragraph-rsid="00176926"/>
    </style:style>
    <style:style style:name="P5" style:family="paragraph" style:parent-style-name="Standard">
      <style:text-properties officeooo:paragraph-rsid="00176926"/>
    </style:style>
    <style:style style:name="P6" style:family="paragraph" style:parent-style-name="Standard">
      <style:text-properties fo:color="#ce181e" fo:font-size="16pt" officeooo:rsid="00176926" officeooo:paragraph-rsid="00176926" style:font-size-asian="16pt" style:font-size-complex="16pt"/>
    </style:style>
    <style:style style:name="P7" style:family="paragraph" style:parent-style-name="Standard">
      <style:text-properties fo:color="#ce181e" fo:font-size="16pt" officeooo:rsid="0016631c" officeooo:paragraph-rsid="0016631c" style:font-size-asian="16pt" style:font-size-complex="16pt"/>
    </style:style>
    <style:style style:name="P8" style:family="paragraph" style:parent-style-name="Standard">
      <style:text-properties fo:color="#ce181e" fo:font-size="16pt" officeooo:rsid="0016631c" officeooo:paragraph-rsid="00176926" style:font-size-asian="16pt" style:font-size-complex="16pt"/>
    </style:style>
    <style:style style:name="P9" style:family="paragraph" style:parent-style-name="Standard">
      <style:text-properties fo:color="#00a933" officeooo:rsid="0016631c" officeooo:paragraph-rsid="0016631c"/>
    </style:style>
    <style:style style:name="P10" style:family="paragraph" style:parent-style-name="Text_20_body">
      <style:text-properties officeooo:rsid="0016631c" officeooo:paragraph-rsid="0016631c"/>
    </style:style>
    <style:style style:name="P11" style:family="paragraph" style:parent-style-name="Preformatted_20_Text">
      <style:paragraph-properties fo:margin-top="0in" fo:margin-bottom="0.1965in" loext:contextual-spacing="false"/>
      <style:text-properties fo:color="#00a933"/>
    </style:style>
    <style:style style:name="P12" style:family="paragraph" style:parent-style-name="Standard">
      <style:text-properties officeooo:paragraph-rsid="00176926"/>
    </style:style>
    <style:style style:name="P13" style:family="paragraph" style:parent-style-name="Standard">
      <style:text-properties officeooo:rsid="001b4d06" officeooo:paragraph-rsid="001b4d06"/>
    </style:style>
    <style:style style:name="P14" style:family="paragraph" style:parent-style-name="Standard">
      <style:text-properties fo:color="#ce181e" fo:font-size="16pt" officeooo:rsid="00176926" officeooo:paragraph-rsid="001b4d06" style:font-size-asian="16pt" style:font-size-complex="16pt"/>
    </style:style>
    <style:style style:name="P15" style:family="paragraph" style:parent-style-name="Standard">
      <style:text-properties officeooo:paragraph-rsid="001b4d06"/>
    </style:style>
    <style:style style:name="P16" style:family="paragraph" style:parent-style-name="Standard">
      <style:text-properties fo:color="#000000" fo:font-size="16pt" officeooo:rsid="001b4d06" officeooo:paragraph-rsid="001b4d06" style:font-size-asian="16pt" style:font-size-complex="16pt"/>
    </style:style>
    <style:style style:name="P17" style:family="paragraph" style:parent-style-name="Standard">
      <style:text-properties fo:color="#000000" fo:font-size="16pt" officeooo:rsid="00176926" officeooo:paragraph-rsid="001b4d06" style:font-size-asian="16pt" style:font-size-complex="16pt"/>
    </style:style>
    <style:style style:name="P18" style:family="paragraph" style:parent-style-name="Standard">
      <style:text-properties officeooo:paragraph-rsid="001c195b"/>
    </style:style>
    <style:style style:name="T1" style:family="text">
      <style:text-properties officeooo:rsid="00157553"/>
    </style:style>
    <style:style style:name="T2" style:family="text">
      <style:text-properties officeooo:rsid="0016631c"/>
    </style:style>
    <style:style style:name="T3" style:family="text">
      <style:text-properties officeooo:rsid="00176926"/>
    </style:style>
    <style:style style:name="T4" style:family="text">
      <style:text-properties fo:color="#00a933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color="#000000" fo:font-size="16pt" officeooo:rsid="001b4d06" style:font-size-asian="16pt" style:font-size-complex="16pt"/>
    </style:style>
    <style:style style:name="T7" style:family="text">
      <style:text-properties fo:color="#000000" fo:font-size="16pt" officeooo:rsid="00176926" style:font-size-asian="16pt" style:font-size-complex="16pt"/>
    </style:style>
    <style:style style:name="T8" style:family="text">
      <style:text-properties officeooo:rsid="001c1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art a Django Project</text:p>
      <text:p text:style-name="P1"/>
      <text:p text:style-name="P1">1 . $ sudo passwd root</text:p>
      <text:p text:style-name="P1">New password: </text:p>
      <text:p text:style-name="P1">Retype new password: </text:p>
      <text:p text:style-name="P1">passwd: password updated successfully</text:p>
      <text:p text:style-name="P1"/>
      <text:p text:style-name="P1">2. $ sudo apt-get install python3-pip tree -y</text:p>
      <text:p text:style-name="P1">Setting up python3-keyring (17.1.1-1) ...</text:p>
      <text:p text:style-name="P1">Processing triggers for man-db (2.8.5-2) …</text:p>
      <text:p text:style-name="P1"/>
      <text:p text:style-name="P1">3. $ pip3 –version</text:p>
      <text:p text:style-name="P1">pip 18.1 from /usr/lib/python3/dist-packages/pip (python 3.7)</text:p>
      <text:p text:style-name="P1"/>
      <text:p text:style-name="P1">4. $ pip3 install Django</text:p>
      <text:p text:style-name="P1">Successfully installed Django-3.0.7 asgiref-3.2.10 pytz-2020.1 sqlparse-0.3.1</text:p>
      <text:p text:style-name="P1"/>
      <text:p text:style-name="P1">5. $ sudo apt -y upgrade</text:p>
      <text:p text:style-name="P1">6. $ sudo apt-get update</text:p>
      <text:p text:style-name="P1"/>
      <text:p text:style-name="P1">7. $ python3 –version</text:p>
      <text:p text:style-name="P1">Python 3.7.3</text:p>
      <text:p text:style-name="P1"/>
      <text:p text:style-name="P1">8. $ sudo apt update</text:p>
      <text:p text:style-name="P1"/>
      <text:p text:style-name="P1">9. $ sudo apt install python3-venv python3-pip</text:p>
      <text:p text:style-name="P1">Setting up python3-venv (3.7.3-1) ...</text:p>
      <text:p text:style-name="P1">Processing triggers for man-db (2.8.5-2) …</text:p>
      <text:p text:style-name="P1"/>
      <text:p text:style-name="P1">10.$ pip3 --version</text:p>
      <text:p text:style-name="P1">pip 18.1 from /usr/lib/python3/dist-packages/pip (python 3.7)</text:p>
      <text:p text:style-name="P1"/>
      <text:p text:style-name="P1">11. $ pip3 install --user awscli</text:p>
      <text:p text:style-name="P1">Collecting awscli</text:p>
      <text:p text:style-name="P1">….</text:p>
      <text:p text:style-name="P1">Successfully installed PyYAML-5.3.1 awscli-1.18.90 botocore-1.17.13 colorama-0.4.3 docutils-0.15.2 jmespath-0.10.0 pyasn1-0.4.8 python-dateutil-2.8.1 rsa-3.4.2 s3transfer-0.3.3</text:p>
      <text:p text:style-name="P1"/>
      <text:p text:style-name="P1">13. $ <text:s/>env | grep PATH</text:p>
      <text:p text:style-name="P1">14. $ nano ~/.bashrc</text:p>
      <text:p text:style-name="P3"><text:span text:style-name="T2">ADD: </text:span>export PATH=$PATH:~/.local/bin/</text:p>
      <text:p text:style-name="P2">14. $ source ~/.bashrc</text:p>
      <text:p text:style-name="P2">15. $ env | grep PATH</text:p>
      <text:p text:style-name="P2">16.$ sudo pip3 install awscli</text:p>
      <text:p text:style-name="P2">17. <text:span text:style-name="T1">$ nano ~/.bashrc</text:span></text:p>
      <text:p text:style-name="P9">ADD: export PATH=$PATH:~/.local/bin/</text:p>
      <text:p text:style-name="P2"/>
      <text:p text:style-name="P2">18. $ <text:s/>source ~/.bashrc</text:p>
      <text:p text:style-name="P2">19. $ django-admin --version</text:p>
      <text:p text:style-name="P2">3.0.7</text:p>
      <text:p text:style-name="P2"/>
      <text:p text:style-name="P2">20. $ mkdir projects &amp;&amp; cd projects</text:p>
      <text:p text:style-name="P2"><text:soft-page-break/>21. user@debian:~/projects$ django-admin startproject test_app</text:p>
      <text:p text:style-name="P2"/>
      <text:p text:style-name="P2">22. user@debian:~/projects$ cd test_app</text:p>
      <text:p text:style-name="P2"/>
      <text:p text:style-name="P2">23. user@debian:~/projects/test_app$ python3 manage.py migrate</text:p>
      <text:p text:style-name="P2">Operations to perform:</text:p>
      <text:p text:style-name="P2"><text:s text:c="2"/>Apply all migrations: admin, auth, contenttypes, sessions</text:p>
      <text:p text:style-name="P2">Running migrations:</text:p>
      <text:p text:style-name="P2"><text:s text:c="2"/>Applying contenttypes.0001_initial... OK</text:p>
      <text:p text:style-name="P2"><text:s text:c="2"/>Applying auth.0001_initial... OK</text:p>
      <text:p text:style-name="P2"><text:s text:c="2"/>Applying admin.0001_initial... OK</text:p>
      <text:p text:style-name="P2"><text:s text:c="2"/>Applying admin.0002_logentry_remove_auto_add... OK</text:p>
      <text:p text:style-name="P2"><text:s text:c="2"/>Applying admin.0003_logentry_add_action_flag_choices... OK</text:p>
      <text:p text:style-name="P2"><text:s text:c="2"/>Applying contenttypes.0002_remove_content_type_name... OK</text:p>
      <text:p text:style-name="P2"><text:s text:c="2"/>Applying auth.0002_alter_permission_name_max_length... OK</text:p>
      <text:p text:style-name="P2"><text:s text:c="2"/>Applying auth.0003_alter_user_email_max_length... OK</text:p>
      <text:p text:style-name="P2"><text:s text:c="2"/>Applying auth.0004_alter_user_username_opts... OK</text:p>
      <text:p text:style-name="P2"><text:s text:c="2"/>Applying auth.0005_alter_user_last_login_null... OK</text:p>
      <text:p text:style-name="P2"><text:s text:c="2"/>Applying auth.0006_require_contenttypes_0002... OK</text:p>
      <text:p text:style-name="P2"><text:s text:c="2"/>Applying auth.0007_alter_validators_add_error_messages... OK</text:p>
      <text:p text:style-name="P2"><text:s text:c="2"/>Applying auth.0008_alter_user_username_max_length... OK</text:p>
      <text:p text:style-name="P2"><text:s text:c="2"/>Applying auth.0009_alter_user_last_name_max_length... OK</text:p>
      <text:p text:style-name="P2"><text:s text:c="2"/>Applying auth.0010_alter_group_name_max_length... OK</text:p>
      <text:p text:style-name="P2"><text:s text:c="2"/>Applying auth.0011_update_proxy_permissions... OK</text:p>
      <text:p text:style-name="P2"><text:s text:c="2"/>Applying sessions.0001_initial... OK</text:p>
      <text:p text:style-name="P2"/>
      <text:p text:style-name="P2">24. user@debian:~/projects/test_app$ python3 manage.py createsuperuser</text:p>
      <text:p text:style-name="P2">Username (leave blank to use 'user'): moutia</text:p>
      <text:p text:style-name="P2">Email address: fazaamouty@gmail.com <text:s text:c="7"/></text:p>
      <text:p text:style-name="P2">Password: </text:p>
      <text:p text:style-name="P2">Password (again): </text:p>
      <text:p text:style-name="P2">Superuser created successfully.</text:p>
      <text:p text:style-name="P2"/>
      <text:p text:style-name="P2">25. user@debian:~/projects/test_app$ nano test_app/settings.py</text:p>
      <text:p text:style-name="P10"/>
      <text:p text:style-name="P10"><text:span text:style-name="T4">Edit the line</text:span><text:span text:style-name="Source_20_Text"><text:span text:style-name="T4">ALLOWED_HOSTS</text:span></text:span><text:span text:style-name="T4"> to whitelist your Computer IP or LAN subnet.</text:span></text:p>
      <text:p text:style-name="P11">ALLOWED_HOSTS = ['<text:span text:style-name="T2">127.0.0.1</text:span>']</text:p>
      <text:p text:style-name="P2">26. user@debian:~/projects/test_app$ python3 manage.py runserver 127.0.0.1:8080</text:p>
      <text:p text:style-name="P2">Watching for file changes with StatReloader</text:p>
      <text:p text:style-name="P2">Performing system checks…</text:p>
      <text:p text:style-name="P2"/>
      <text:p text:style-name="P2"/>
      <text:p text:style-name="P7">Committing with GIT:</text:p>
      <text:p text:style-name="P2"/>
      <text:p text:style-name="P2">1. user@debian:~/projects$ git init</text:p>
      <text:p text:style-name="P2">2. user@debian:~/projects$ git add .</text:p>
      <text:p text:style-name="P2">3. user@debian:~/projects$ git commit -m "DjangoInit"</text:p>
      <text:p text:style-name="P2">4. user@debian:~/projects$ git status</text:p>
      <text:p text:style-name="P2">On branch master</text:p>
      <text:p text:style-name="P2">nothing to commit, working tree clean</text:p>
      <text:p text:style-name="P2"><text:soft-page-break/>5. user@debian:~/projects$ git log</text:p>
      <text:p text:style-name="P2">commit 44ce0b59f0b0f770b41d0a093e2dc03d3502a0af (HEAD -&gt; master)</text:p>
      <text:p text:style-name="P2">Author: MoutiaFazaa &lt;fazaamouty@gmail.com&gt;</text:p>
      <text:p text:style-name="P2">Date: <text:s text:c="2"/>Wed Jul 1 23:08:27 2020 +0000</text:p>
      <text:p text:style-name="P2"/>
      <text:p text:style-name="P2"><text:s text:c="4"/>DjangoInit</text:p>
      <text:p text:style-name="P4">6. user@debian:~/projects$ git remote add origin <text:a xlink:type="simple" xlink:href="https://github.com/MoutiaFazaa/Django.git" text:style-name="Internet_20_link" text:visited-style-name="Visited_20_Internet_20_Link">https://github.com/MoutiaFazaa/Django.git</text:a></text:p>
      <text:p text:style-name="P4">7. user@debian:~/projects$ git remote -v</text:p>
      <text:p text:style-name="P4">origin<text:tab/>https://github.com/MoutiaFazaa/Django.git (fetch)</text:p>
      <text:p text:style-name="P4">origin<text:tab/>https://github.com/MoutiaFazaa/Django.git (push)</text:p>
      <text:p text:style-name="P4"/>
      <text:p text:style-name="P4">8.user@debian:~/projects$ git push origin master</text:p>
      <text:p text:style-name="P4">Username for 'https://github.com': MoutiaFazaa</text:p>
      <text:p text:style-name="P4">Password for 'https://MoutiaFazaa@github.com': </text:p>
      <text:p text:style-name="P4">Enumerating objects: 16, done.</text:p>
      <text:p text:style-name="P4">Counting objects: 100% (16/16), done.</text:p>
      <text:p text:style-name="P4">Compressing objects: 100% (14/14), done.</text:p>
      <text:p text:style-name="P4">Writing objects: 100% (16/16), 8.86 KiB | 394.00 KiB/s, done.</text:p>
      <text:p text:style-name="P4">Total 16 (delta 2), reused 0 (delta 0)</text:p>
      <text:p text:style-name="P4">remote: Resolving deltas: 100% (2/2), done.</text:p>
      <text:p text:style-name="P4">To https://github.com/MoutiaFazaa/Django.git</text:p>
      <text:p text:style-name="P4">* [new branch] <text:s text:c="5"/>master -&gt; master</text:p>
      <text:p text:style-name="P4"/>
      <text:p text:style-name="P6">Other GIT Stuffs: </text:p>
      <text:p text:style-name="P4"/>
      <text:p text:style-name="P4">1. git checkout “sha number of the commit version”</text:p>
      <text:p text:style-name="P5"><text:span text:style-name="T3">2. </text:span>-a de la commande commit</text:p>
      <text:p text:style-name="P5">Ajouter tous les fichiers déjà présents dans l'index au commit</text:p>
      <text:p text:style-name="P5"/>
      <text:p text:style-name="P13"/>
      <text:p text:style-name="P14">Add React : We need to install node.js</text:p>
      <text:p text:style-name="P14"/>
      <text:p text:style-name="P17">I will install node using NVM</text:p>
      <text:p text:style-name="P17"/>
      <text:p text:style-name="P17">1. sudo apt-get install curl</text:p>
      <text:p text:style-name="P15"><text:span text:style-name="T7">2. </text:span><text:span text:style-name="Source_20_Text"><text:span text:style-name="T3">curl -sL https://raw.githubusercontent.com/nvm-sh/nvm/v0.34.0/install.sh -o install_nvm.sh</text:span></text:span></text:p>
      <text:p text:style-name="P15"><text:span text:style-name="T7">3. </text:span><text:span text:style-name="Source_20_Text"><text:span text:style-name="T3">nano install_nvm.sh</text:span></text:span></text:p>
      <text:p text:style-name="P17">We are not going change anything</text:p>
      <text:p text:style-name="P15"><text:span text:style-name="T7">4. </text:span><text:span text:style-name="Source_20_Text"><text:span text:style-name="T3">bash install_nvm.sh</text:span></text:span></text:p>
      <text:p text:style-name="P15"><text:span text:style-name="T7">5. </text:span><text:span text:style-name="Source_20_Text"><text:span text:style-name="T3">source ~/.profile</text:span></text:span></text:p>
      <text:p text:style-name="P15"><text:span text:style-name="T7">6. </text:span><text:span text:style-name="Source_20_Text"><text:span text:style-name="T3">nvm ls-remote</text:span></text:span></text:p>
      <text:p text:style-name="P15"><text:span text:style-name="T7">7. </text:span><text:span text:style-name="Source_20_Text"><text:span text:style-name="T3">nvm install 10.16.2</text:span></text:span></text:p>
      <text:p text:style-name="P15"><text:span text:style-name="T7">8. </text:span><text:span text:style-name="Source_20_Text"><text:span text:style-name="T3">nvm use 10.16.2</text:span></text:span></text:p>
      <text:p text:style-name="P15"><text:span text:style-name="T7">9. </text:span><text:span text:style-name="Source_20_Text"><text:span text:style-name="T3">node -v</text:span></text:span></text:p>
      <text:p text:style-name="P15"><text:span text:style-name="T7">10. </text:span><text:span text:style-name="Source_20_Text"><text:span text:style-name="T3">nvm alias default VERSION</text:span></text:span></text:p>
      <text:p text:style-name="P18"><text:soft-page-break/><text:span text:style-name="Source_20_Text"><text:span text:style-name="T3">Replace Version with the latest version we want</text:span></text:span></text:p>
      <text:p text:style-name="P18"><text:span text:style-name="Source_20_Text"/></text:p>
      <text:p text:style-name="P18"><text:span text:style-name="Source_20_Text"><text:span text:style-name="T3">11. nvm use default</text:span></text:span></text:p>
      <text:p text:style-name="P18"><text:span text:style-name="Source_20_Text"/></text:p>
      <text:p text:style-name="P16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00:16:11.937876950</meta:creation-date>
    <dc:date>2020-07-02T18:39:04.988157960</dc:date>
    <meta:editing-duration>PT9M1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4" meta:paragraph-count="119" meta:word-count="540" meta:character-count="4651" meta:non-whitespace-character-count="4170"/>
  </office:meta>
</office:document-meta>
</file>